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List_20_Paragraph" style:list-style-name="WWNum6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List_20_Paragraph" style:list-style-name="WWNum2">
      <style:paragraph-properties fo:line-height="150%"/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List_20_Paragraph" style:list-style-name="WWNum10">
      <style:paragraph-properties fo:line-height="150%"/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List_20_Paragraph" style:list-style-name="WWNum11"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No_20_Spacing">
      <style:text-properties fo:language="pt" fo:country="BR" fo:font-weight="bold" style:font-weight-asian="bold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size="13pt" fo:font-weight="bold" officeooo:rsid="00131faf" officeooo:paragraph-rsid="00131fa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fo:color="#1155cc" style:text-underline-style="solid" style:text-underline-width="auto" style:text-underline-color="font-color" officeooo:rsid="00131faf" officeooo:paragraph-rsid="00131faf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000000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faf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officeooo:rsid="0016150b"/>
    </style:style>
    <style:style style:name="T9" style:family="text">
      <style:text-properties officeooo:rsid="0016c40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niel Henrique da Silva</text:p>
      <text:p text:style-name="P1"><text:span text:style-name="T1">(</text:span><text:span text:style-name="T2">44</text:span><text:span text:style-name="T1">) </text:span><text:span text:style-name="T2">99941</text:span><text:span text:style-name="T1">-</text:span><text:span text:style-name="T2">3686</text:span></text:p>
      <text:p text:style-name="P16">daniel.hs28@hotmail.com</text:p>
      <text:p text:style-name="P1"/>
      <text:p text:style-name="P5">OBJETIVO</text:p>
      <text:p text:style-name="P24">Busco uma oportunidade para iniciar minha carreira profissional e desenvolver minhas habilidades, contribuindo para o crescimento e sucesso da empresa. Tenho grande interesse em aprender novas tarefas e estou sempre disposto a ajudar a equipe a alcançar seus objetivos, seja através da minha dedicação, responsabilidade ou vontade de crescer dentro da empresa.</text:p>
      <text:h text:style-name="P7" text:outline-level="3"><text:span text:style-name="Strong_20_Emphasis">Formação Escolar</text:span></text:h>
      <text:list xml:id="list2561790166" text:style-name="L1">
        <text:list-item>
          <text:p text:style-name="P25"><text:span text:style-name="Strong_20_Emphasis"><text:span text:style-name="T8">Colégio Estadual 14 de dezembro </text:span></text:span><text:line-break/><text:span text:style-name="T9">Cursando </text:span><text:span text:style-name="Emphasis">Ensino </text:span><text:span text:style-name="Emphasis"><text:span text:style-name="T9">médio 1°</text:span></text:span><text:line-break/></text:p>
        </text:list-item>
      </text:list>
      <text:h text:style-name="P9" text:outline-level="3"><text:span text:style-name="Strong_20_Emphasis">Experiência Profissional</text:span></text:h>
      <text:h text:style-name="Heading_20_4" text:outline-level="4"><text:span text:style-name="Strong_20_Emphasis">Ajudante de Azulejista</text:span></text:h>
      <text:p text:style-name="Text_20_body"><text:span text:style-name="Emphasis">Trabalho com meu irmão em projetos de construção e reforma</text:span><text:line-break/><text:span text:style-name="Emphasis">Junho de 2022 - Presente</text:span></text:p>
      <text:list xml:id="list1397404265" text:style-name="L2">
        <text:list-item>
          <text:p text:style-name="P26">Ajudava na aplicação de azulejos, realizando a preparação de superfícies, corte de peças e limpeza pós-obra.</text:p>
        </text:list-item>
        <text:list-item>
          <text:p text:style-name="P26">Desenvolvi habilidades de precisão e atenção aos detalhes, garantindo a qualidade e o acabamento das instalações.</text:p>
        </text:list-item>
        <text:list-item>
          <text:p text:style-name="P26">Trabalhei de forma colaborativa, aprendendo a importância de um bom trabalho em equipe para o sucesso dos projetos.</text:p>
        </text:list-item>
        <text:list-item>
          <text:p text:style-name="P26">Recebi feedback positivo por minha dedicação e comprometimento com os prazos estabelecidos.</text:p>
        </text:list-item>
      </text:list>
      <text:p text:style-name="P20"/>
      <text:p text:style-name="P5"/>
      <text:h text:style-name="Heading_20_3" text:outline-level="3"><text:span text:style-name="Strong_20_Emphasis"/></text:h>
      <text:p text:style-name="P5"/>
      <text:p text:style-name="P5"/>
      <text:p text:style-name="P5"/>
      <text:p text:style-name="P5"/>
      <text:p text:style-name="P5"/>
      <text:p text:style-name="P5"/>
      <text:h text:style-name="P8" text:outline-level="3"><text:soft-page-break/><text:span text:style-name="Strong_20_Emphasis">Habilidades</text:span></text:h>
      <text:list xml:id="list4051387826" text:style-name="L4">
        <text:list-item>
          <text:p text:style-name="P28"><text:span text:style-name="Strong_20_Emphasis">Dedicação e responsabilidade:</text:span> Comprometido com a qualidade do trabalho e sempre disposto a ir além das expectativas.</text:p>
        </text:list-item>
        <text:list-item>
          <text:p text:style-name="P28"><text:span text:style-name="Strong_20_Emphasis">Trabalho em equipe:</text:span> Valorizo a colaboração e o aprendizado com os colegas, ajudando a criar um ambiente de trabalho harmonioso.</text:p>
        </text:list-item>
        <text:list-item>
          <text:p text:style-name="P28"><text:span text:style-name="Strong_20_Emphasis">Atenção aos detalhes:</text:span> No trabalho de azulejista, aprendi a importância da precisão e do acabamento, habilidades que posso aplicar em diversas áreas.</text:p>
        </text:list-item>
        <text:list-item>
          <text:p text:style-name="P28"><text:span text:style-name="Strong_20_Emphasis">Facilidade para aprender:</text:span> Tenho uma grande vontade de aprender e me desenvolver, buscando sempre novas formas de melhorar minhas habilidades.</text:p>
        </text:list-item>
        <text:list-item>
          <text:p text:style-name="P28"><text:span text:style-name="Strong_20_Emphasis">Organização e pontualidade:</text:span> Sempre cumpro os prazos e mantenho meu ambiente de trabalho organizado e eficiente.</text:p>
        </text:list-item>
      </text:list>
      <text:h text:style-name="P8" text:outline-level="3"><text:span text:style-name="Strong_20_Emphasis">Considerações Finais</text:span></text:h>
      <text:p text:style-name="Text_20_body">Sou um adolescente com grande vontade de aprender e crescer no ambiente de trabalho. Apesar de não ter experiência formal, tenho adquirido habilidades valiosas em meu trabalho informal com meu irmão e estou pronto para aplicar tudo o que sei, além de continuar me desenvolvendo. Busco uma oportunidade para contribuir com dedicação e responsabilidade, sempre focado no sucesso da empresa.</text:p>
      <text:p text:style-name="Horizontal_20_Line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25-02-19T12:39:00</meta:creation-date>
    <dc:date>2025-12-04T08:06:11.115526432</dc:date>
    <meta:generator>LibreOffice/6.4.7.2$Linux_X86_64 LibreOffice_project/40$Build-2</meta:generator>
    <meta:editing-duration>PT5M38S</meta:editing-duration>
    <meta:document-statistic meta:table-count="0" meta:image-count="0" meta:object-count="0" meta:page-count="2" meta:paragraph-count="22" meta:word-count="321" meta:character-count="2132" meta:non-whitespace-character-count="1841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